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color="#ff00ff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text-style-name="P1" draw:layer="layout" svg:width="25.199cm" svg:height="13.927cm" svg:x="1.4cm" svg:y="4.88cm" presentation:class="subtitle" presentation:user-transformed="true">
          <draw:text-box>
            <text:p text:style-name="P1">Jail Constructions Ltd.</text:p>
            <text:p text:style-name="P1"/>
            <text:p text:style-name="P1">Jail++</text:p>
            <text:p text:style-name="P1"/>
            <text:p text:style-name="P1"/>
            <text:p text:style-name="P1">Firmenlogo festlegen</text:p>
            <text:p text:style-name="P1"/>
            <text:p text:style-name="P1">Abschlusspräsentation vorbereiten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</draw:text-box>
        </draw:frame>
        <draw:frame presentation:style-name="pr2" draw:text-style-name="P1" draw:layer="layout" svg:width="25.199cm" svg:height="35.449cm" svg:x="1.4cm" svg:y="-3.95cm">
          <draw:text-box>
            <text:p text:style-name="P1">-40+ Minuten</text:p>
            <text:p text:style-name="P1">-Inhalt:</text:p>
            <text:p text:style-name="P1"><text:tab/>+Sofwaretechnikzeug (Meta-Ebene) (30%)</text:p>
            <text:p text:style-name="P1"><text:tab/><text:tab/>-Organisation(Zahlen,Testergebnisse)</text:p>
            <text:p text:style-name="P1"><text:tab/><text:tab/><text:span text:style-name="T1">Cross Testing (Ergebnisse am Ende extra!) </text:span></text:p>
            <text:p text:style-name="P1"><text:tab/><text:tab/>-Probleme-&gt;Lösungen</text:p>
            <text:p text:style-name="P1"><text:tab/><text:tab/>-Lessons learned</text:p>
            <text:p text:style-name="P1"><text:tab/><text:tab/>-Compiler Pipeline(Aufhänger)</text:p>
            <text:p text:style-name="P1"><text:tab/>+Frontend (17.5%)</text:p>
            <text:p text:style-name="P1"><text:tab/><text:tab/>-Softwaretechnik</text:p>
            <text:p text:style-name="P1"><text:tab/><text:tab/>-technischer Teil</text:p>
            <text:p text:style-name="P1"><text:tab/><text:tab/>-AST</text:p>
            <text:p text:style-name="P1"><text:tab/>+Backend (17.5%)</text:p>
            <text:p text:style-name="P1"><text:tab/><text:tab/>-Softwaretechnik</text:p>
            <text:p text:style-name="P1"><text:tab/><text:tab/>-technischer Teil</text:p>
            <text:p text:style-name="P1"><text:tab/><text:tab/>-Classfiles zeigen (Dr. Garbage javap)</text:p>
            <text:p text:style-name="P1"><text:tab/>+Live-Demo Editor (35%)</text:p>
            <text:p text:style-name="P1"><text:tab/><text:tab/>-Softwaretechnik</text:p>
            <text:p text:style-name="P1"><text:tab/><text:tab/>-technischer Teil</text:p>
            <text:p text:style-name="P1"><text:span text:style-name="T2"><text:tab/></text:span><text:span text:style-name="T2"><text:tab/></text:span><text:span text:style-name="T2">-Live-Demo</text:span></text:p>
            <text:p text:style-name="P1"><text:span text:style-name="T3"><text:tab/></text:span><text:span text:style-name="T3">Nochmal zurückspringen ein paar Folien Fazit</text:span></text:p>
            <text:p text:style-name="P1"><text:span text:style-name="T4">-letzte Folie am wichtigsten(Zusammenfassung)</text:span></text:p>
            <text:p text:style-name="P1"><text:span text:style-name="T4">Fragen lenken, positiv</text:span></text:p>
            <text:p text:style-name="P1"><text:span text:style-name="T1"/>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</draw:text-box>
        </draw:frame>
        <draw:frame presentation:style-name="pr2" draw:text-style-name="P2" draw:layer="layout" svg:width="25.199cm" svg:height="13.859cm" svg:x="1.4cm" svg:y="6.845cm">
          <draw:text-box>
            <text:p text:style-name="P2">Orga: Leon+ Miro</text:p>
            <text:p text:style-name="P2">Frontend: ?</text:p>
            <text:p text:style-name="P2">Backend: Vincent</text:p>
            <text:p text:style-name="P2">IDE: Ralf+Stefan</text:p>
            <text:p text:style-name="P2">Cross-Testing: ? + Haskelltypx(s)</text:p>
            <text:p text:style-name="P2"/>
            <text:p text:style-name="P2">Latex mit Fu-Folien(wird im Git hochgeladen)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1M22S</meta:editing-duration>
    <meta:editing-cycles>5</meta:editing-cycles>
    <meta:generator>OpenOffice/4.0.1$Win32 OpenOffice.org_project/401m5$Build-9714</meta:generator>
    <dc:date>2014-07-03T17:21:14.49</dc:date>
    <meta:document-statistic meta:object-count="33"/>
  </office:meta>
</office:document-meta>
</file>